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yes,Carlo M.<text:tab/></text:p>
      <text:p text:style-name="P2">Learning Contract</text:p>
      <text:p text:style-name="P2"/>
      <text:p text:style-name="P3"/>
      <text:p text:style-name="P3">Motivation</text:p>
      <text:p text:style-name="P3"><text:s text:c="2"/>*Family</text:p>
      <text:p text:style-name="P3"><text:s text:c="2"/>*Parent</text:p>
      <text:p text:style-name="P3"><text:s text:c="2"/>*Allowance</text:p>
      <text:p text:style-name="P3"><text:s text:c="2"/>*God</text:p>
      <text:p text:style-name="P3"><text:s text:c="2"/>*Diploma</text:p>
      <text:p text:style-name="P3"><text:s text:c="2"/>*Teacher's</text:p>
      <text:p text:style-name="P3"><text:s text:c="2"/>*Facilitie's</text:p>
      <text:p text:style-name="P3"><text:s text:c="2"/>*Classmate's</text:p>
      <text:p text:style-name="P3"/>
      <text:p text:style-name="P3">Expection</text:p>
      <text:p text:style-name="P3"><text:s text:c="2"/>*High Grade</text:p>
      <text:p text:style-name="P3"><text:s text:c="2"/>*New Knowledge</text:p>
      <text:p text:style-name="P3"><text:s text:c="2"/>*Group Activities</text:p>
      <text:p text:style-name="P3"><text:s text:c="2"/>*Respect</text:p>
      <text:p text:style-name="P3"><text:s text:c="2"/>*Cooperation</text:p>
      <text:p text:style-name="P3"/>
      <text:p text:style-name="P3">Contribution</text:p>
      <text:p text:style-name="P3"><text:s text:c="2"/>*Attendance</text:p>
      <text:p text:style-name="P3"><text:s text:c="2"/>*Full Effort</text:p>
      <text:p text:style-name="P3"><text:s text:c="2"/>*Cooperation</text:p>
      <text:p text:style-name="P3"><text:s text:c="2"/>*Give additional Information</text:p>
      <text:p text:style-name="P3"><text:s text:c="2"/>*Contribute to Class</text:p>
      <text:p text:style-name="P3"/>
      <text:p text:style-name="P3">Hindrances</text:p>
      <text:p text:style-name="P3"><text:s text:c="2"/>*Traffic</text:p>
      <text:p text:style-name="P3"><text:s text:c="2"/>*Bad Influence</text:p>
      <text:p text:style-name="P3"><text:s text:c="2"/>*Vices</text:p>
      <text:p text:style-name="P3"><text:s text:c="2"/>*Financial Problem</text:p>
      <text:p text:style-name="P3"><text:s text:c="2"/>*Family Problems</text:p>
      <text:p text:style-name="P3"><text:s text:c="2"/>*Health Problems</text:p>
      <text:p text:style-name="P3"><text:s text:c="2"/>*Calam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2:00:26</meta:creation-date>
    <dc:date>2018-01-08T12:18:00.20</dc:date>
    <meta:editing-duration>PT15M28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31" meta:word-count="45" meta:character-count="425"/>
  </office:meta>
</office:document-meta>
</file>